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6704f3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6bc141" style:font-name-asian="WenQuanYi Micro Hei" style:font-size-asian="14pt" style:font-size-complex="14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fo:color="#0000ff" style:font-name="WenQuanYi Micro Hei" fo:font-size="12pt" style:font-name-asian="WenQuanYi Micro Hei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officeooo:rsid="007b99ba"/>
    </style:style>
    <style:style style:name="T3" style:family="text">
      <style:text-properties officeooo:rsid="009ce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熟悉JavaScript的应该都了解Netscape公司，一代骄子虽然倒下了，却给后人留下了最为珍贵的产品和经验，在互联网发展史上享有举足轻重的地位，这里就不讲故事了，虽然很精彩，从未被磨灭。QML是对JavaScript的扩展，提供了JS主机环境，用法相似，但有些地方与浏览器/服务器端提供的JS主机环境（如Node.js）是不同的，用起来又有一些限制，下面列举一些常用的方法。</text:p>
      <text:p text:style-name="P1">1、QML文件中的JS表达式</text:p>
      <text:p text:style-name="P3">初始化时属性绑定——</text:p>
      <text:p text:style-name="P4">// Property.qml</text:p>
      <text:p text:style-name="P4"/>
      <text:p text:style-name="P4">import QtQuick 2.0</text:p>
      <text:p text:style-name="P4"/>
      <text:p text:style-name="P4">Rectangle {</text:p>
      <text:p text:style-name="P4"><text:s text:c="4"/>id: colorButton</text:p>
      <text:p text:style-name="P4"><text:s text:c="4"/>width: 360; height: 360</text:p>
      <text:p text:style-name="P4"><text:s text:c="4"/><text:span text:style-name="T1">color: mouseArea.pressed ? "steelblue" : "lightsteelblue"</text:span></text:p>
      <text:p text:style-name="P4"/>
      <text:p text:style-name="P4"><text:s text:c="4"/>MouseArea {</text:p>
      <text:p text:style-name="P4"><text:s text:c="8"/>id: mouseArea</text:p>
      <text:p text:style-name="P4"><text:s text:c="8"/>anchors.fill: parent</text:p>
      <text:p text:style-name="P4"><text:s text:c="4"/>}</text:p>
      <text:p text:style-name="P4">}</text:p>
      <text:p text:style-name="P1">使用Qt.binding()完成属性绑定——</text:p>
      <text:p text:style-name="P4">// Property2.qml</text:p>
      <text:p text:style-name="P4"/>
      <text:p text:style-name="P4">import QtQuick 2.0</text:p>
      <text:p text:style-name="P4"/>
      <text:p text:style-name="P4">Rectangle {</text:p>
      <text:p text:style-name="P4"><text:s text:c="4"/>id: colorbutton</text:p>
      <text:p text:style-name="P4"><text:s text:c="4"/>width: 360; height: 360</text:p>
      <text:p text:style-name="P4"><text:s text:c="4"/>color: "yellow"</text:p>
      <text:p text:style-name="P4"/>
      <text:p text:style-name="P4"><text:s text:c="4"/>MouseArea {</text:p>
      <text:p text:style-name="P4"><text:s text:c="8"/>id: mouseArea</text:p>
      <text:p text:style-name="P4"><text:s text:c="8"/>anchors.fill: parent</text:p>
      <text:p text:style-name="P4"><text:s text:c="4"/>}</text:p>
      <text:p text:style-name="P4"/>
      <text:p text:style-name="P4"><text:s text:c="4"/>Component.onCompleted: {</text:p>
      <text:p text:style-name="P4"><text:s text:c="8"/><text:span text:style-name="T1">color = Qt.binding(function() { return mouseArea.pressed ? "red" : <text:tab/><text:tab/></text:span><text:soft-page-break/><text:span text:style-name="T1"><text:tab/>"green" })</text:span></text:p>
      <text:p text:style-name="P4"><text:s text:c="4"/>}</text:p>
      <text:p text:style-name="P4">}</text:p>
      <text:p text:style-name="P1">信号处理中的JS表达式——</text:p>
      <text:p text:style-name="P4">// Handler.qml</text:p>
      <text:p text:style-name="P4"/>
      <text:p text:style-name="P4">import QtQuick 2.0</text:p>
      <text:p text:style-name="P4"/>
      <text:p text:style-name="P4">Rectangle {</text:p>
      <text:p text:style-name="P4"><text:s text:c="4"/>id: button</text:p>
      <text:p text:style-name="P4"><text:s text:c="4"/>width: 200; height: 100; color: "lightblue"</text:p>
      <text:p text:style-name="P4"/>
      <text:p text:style-name="P4"><text:s text:c="4"/>MouseArea {</text:p>
      <text:p text:style-name="P4"><text:s text:c="8"/>id: mouseArea</text:p>
      <text:p text:style-name="P4"><text:s text:c="8"/>anchors.fill: parent</text:p>
      <text:p text:style-name="P4"><text:s text:c="8"/><text:span text:style-name="T1">onPressed: label.text = "I am Pressed!"</text:span></text:p>
      <text:p text:style-name="P5"><text:s text:c="8"/>onReleased: label.text = "Click Me!"</text:p>
      <text:p text:style-name="P4"><text:s text:c="4"/>}</text:p>
      <text:p text:style-name="P4"/>
      <text:p text:style-name="P4"><text:s text:c="4"/>Text {</text:p>
      <text:p text:style-name="P4"><text:s text:c="8"/>id: label</text:p>
      <text:p text:style-name="P4"><text:s text:c="8"/>anchors.centerIn: parent</text:p>
      <text:p text:style-name="P4"><text:s text:c="8"/>text: "Press Me!"</text:p>
      <text:p text:style-name="P4"><text:s text:c="4"/>}</text:p>
      <text:p text:style-name="P4">}</text:p>
      <text:p text:style-name="P1">QML文件中函数的JS表达式——</text:p>
      <text:p text:style-name="P4">// InlineFunction.qml</text:p>
      <text:p text:style-name="P4"/>
      <text:p text:style-name="P4">import QtQuick 2.0</text:p>
      <text:p text:style-name="P4"/>
      <text:p text:style-name="P4">Item {</text:p>
      <text:p text:style-name="P4"><text:s text:c="4"/>function factorial(a) {</text:p>
      <text:p text:style-name="P4"><text:s text:c="7"/><text:span text:style-name="T1"><text:s/>a = parseInt(a);</text:span></text:p>
      <text:p text:style-name="P5"><text:s text:c="8"/>if (a &lt;= 0)</text:p>
      <text:p text:style-name="P5"><text:s text:c="12"/>return 1;</text:p>
      <text:p text:style-name="P5"><text:s text:c="8"/>else</text:p>
      <text:p text:style-name="P5"><text:s text:c="12"/>return a * factorial(a - 1);</text:p>
      <text:p text:style-name="P4"><text:s text:c="4"/>}</text:p>
      <text:p text:style-name="P4"/>
      <text:p text:style-name="P4"><text:soft-page-break/><text:s text:c="4"/>MouseArea {</text:p>
      <text:p text:style-name="P4"><text:s text:c="8"/>anchors.fill: parent</text:p>
      <text:p text:style-name="P4"><text:s text:c="8"/>onClicked: console.log(factorial(5))</text:p>
      <text:p text:style-name="P4"><text:s text:c="4"/>}</text:p>
      <text:p text:style-name="P4">}</text:p>
      <text:p text:style-name="P1">JS文件中函数<text:span text:style-name="T2">的JS表达式——</text:span></text:p>
      <text:p text:style-name="P5">// factorial.js</text:p>
      <text:p text:style-name="P5"/>
      <text:p text:style-name="P5">function factorial(a) {</text:p>
      <text:p text:style-name="P5"><text:s text:c="4"/>a = parseInt(a);</text:p>
      <text:p text:style-name="P5"><text:s text:c="4"/>if (a &lt;= 0)</text:p>
      <text:p text:style-name="P5"><text:s text:c="8"/>return 1;</text:p>
      <text:p text:style-name="P5"><text:s text:c="4"/>else</text:p>
      <text:p text:style-name="P5"><text:s text:c="8"/>return a * factorial(a - 1);</text:p>
      <text:p text:style-name="P5">}</text:p>
      <text:p text:style-name="P4"/>
      <text:p text:style-name="P4">// ExternalFunction.qml</text:p>
      <text:p text:style-name="P4"/>
      <text:p text:style-name="P4">import QtQuick 2.0</text:p>
      <text:p text:style-name="P4">import "factorial.js" as MathFunctions</text:p>
      <text:p text:style-name="P4"/>
      <text:p text:style-name="P4">Item {</text:p>
      <text:p text:style-name="P4"><text:s text:c="4"/>MouseArea {</text:p>
      <text:p text:style-name="P4"><text:s text:c="8"/>anchors.fill: parent</text:p>
      <text:p text:style-name="P4"><text:s text:c="8"/>onClicked: console.log(MathFunctions.factorial(10))</text:p>
      <text:p text:style-name="P4"><text:s text:c="4"/>}</text:p>
      <text:p text:style-name="P4">}</text:p>
      <text:p text:style-name="P1">使用connect()处理信号——</text:p>
      <text:p text:style-name="P4">// Connecting.qml</text:p>
      <text:p text:style-name="P4"/>
      <text:p text:style-name="P4">import QtQuick 2.0</text:p>
      <text:p text:style-name="P4">import "script.js" as MyScript</text:p>
      <text:p text:style-name="P4"/>
      <text:p text:style-name="P4">Item {</text:p>
      <text:p text:style-name="P4"><text:s text:c="4"/>id: item</text:p>
      <text:p text:style-name="P4"><text:s text:c="4"/>width: 360; height: 360</text:p>
      <text:p text:style-name="P4"/>
      <text:p text:style-name="P4"><text:s text:c="4"/>MouseArea {</text:p>
      <text:p text:style-name="P4"><text:s text:c="8"/>id: mouseArea</text:p>
      <text:p text:style-name="P4"><text:soft-page-break/><text:s text:c="8"/>anchors.fill: parent</text:p>
      <text:p text:style-name="P4"><text:s text:c="4"/>}</text:p>
      <text:p text:style-name="P4"/>
      <text:p text:style-name="P4"><text:s text:c="4"/>Component.onCompleted: {</text:p>
      <text:p text:style-name="P4"><text:s text:c="8"/><text:span text:style-name="T1">mouseArea.clicked.connect(MyScript.jsFunction)</text:span></text:p>
      <text:p text:style-name="P4"><text:s text:c="4"/>}</text:p>
      <text:p text:style-name="P4">}</text:p>
      <text:p text:style-name="P4"/>
      <text:p text:style-name="P4">// script.js</text:p>
      <text:p text:style-name="P4"/>
      <text:p text:style-name="P4">function jsFunction() {</text:p>
      <text:p text:style-name="P4"><text:s text:c="4"/>console.log("Called JavaScript function!")</text:p>
      <text:p text:style-name="P4">}</text:p>
      <text:p text:style-name="P1">使用Component.onCompleted附加信号</text:p>
      <text:p text:style-name="P4">// Startup.qml</text:p>
      <text:p text:style-name="P4"/>
      <text:p text:style-name="P4">import QtQuick 2.0</text:p>
      <text:p text:style-name="P4"/>
      <text:p text:style-name="P4">Rectangle {</text:p>
      <text:p text:style-name="P4"><text:s text:c="4"/>function startupFunction() {</text:p>
      <text:p text:style-name="P4"><text:s text:c="8"/>console.log("startFunction called")</text:p>
      <text:p text:style-name="P4"><text:s text:c="4"/>}</text:p>
      <text:p text:style-name="P4"/>
      <text:p text:style-name="P4"><text:s text:c="4"/><text:span text:style-name="T1">Component.onCompleted: startupFunction()</text:span></text:p>
      <text:p text:style-name="P4">}</text:p>
      <text:p text:style-name="P1">2 、QML文件中的JS资源</text:p>
      <text:p text:style-name="P1">用独立的JS文件实现QML逻辑部分——</text:p>
      <text:p text:style-name="P4">// MyButton.qml</text:p>
      <text:p text:style-name="P4"/>
      <text:p text:style-name="P4">import QtQuick 2.0</text:p>
      <text:p text:style-name="P5">import "my_button_impl.js" as Logic</text:p>
      <text:p text:style-name="P4"/>
      <text:p text:style-name="P4">Rectangle {</text:p>
      <text:p text:style-name="P4"><text:s text:c="4"/>id: rect</text:p>
      <text:p text:style-name="P4"><text:s text:c="4"/>width: 360</text:p>
      <text:p text:style-name="P4"><text:s text:c="4"/>height: 360</text:p>
      <text:p text:style-name="P4"><text:s text:c="4"/>color: "red"</text:p>
      <text:p text:style-name="P4"/>
      <text:p text:style-name="P4"><text:s text:c="4"/>MouseArea {</text:p>
      <text:p text:style-name="P4"><text:soft-page-break/><text:s text:c="8"/>id: mousearea</text:p>
      <text:p text:style-name="P4"><text:s text:c="8"/>anchors.fill: parent</text:p>
      <text:p text:style-name="P4"><text:s text:c="8"/>onClicked: Logic.onClicked(rect)</text:p>
      <text:p text:style-name="P4"><text:s text:c="4"/>}</text:p>
      <text:p text:style-name="P4">}</text:p>
      <text:p text:style-name="P4"/>
      <text:p text:style-name="P4">// my_button_impl.js</text:p>
      <text:p text:style-name="P4"/>
      <text:p text:style-name="P4">var clickCount = 0;</text:p>
      <text:p text:style-name="P4"/>
      <text:p text:style-name="P4">function onClicked(btn) {</text:p>
      <text:p text:style-name="P4"><text:s text:c="4"/>clickCount += 1;</text:p>
      <text:p text:style-name="P4"><text:s text:c="4"/>if ((clickCount % 5) == 0) {</text:p>
      <text:p text:style-name="P4"><text:s text:c="8"/>btn.color = Qt.rgba(1,0,0,1);</text:p>
      <text:p text:style-name="P4"><text:s text:c="4"/>} else {</text:p>
      <text:p text:style-name="P4"><text:s text:c="8"/>btn.color = Qt.rgba(0,1,0,1);</text:p>
      <text:p text:style-name="P4"><text:s text:c="4"/>}</text:p>
      <text:p text:style-name="P4">}</text:p>
      <text:p text:style-name="P1">JS文件定义为共享库——</text:p>
      <text:p text:style-name="P4">// Calculator.qml</text:p>
      <text:p text:style-name="P4"/>
      <text:p text:style-name="P4">import QtQuick 2.0</text:p>
      <text:p text:style-name="P4">import "factorial.js" as FactorialCalculator</text:p>
      <text:p text:style-name="P4"/>
      <text:p text:style-name="P4">Text {</text:p>
      <text:p text:style-name="P4"><text:s text:c="4"/>width: 500</text:p>
      <text:p text:style-name="P4"><text:s text:c="4"/>height: 100</text:p>
      <text:p text:style-name="P4"><text:s text:c="4"/>property int input: 10</text:p>
      <text:p text:style-name="P4"><text:s text:c="4"/>text: "The factorial of " + input + " is: " + <text:tab/><text:tab/><text:tab/><text:tab/><text:tab/><text:tab/><text:tab/>FactorialCalculator.factorial(input)</text:p>
      <text:p text:style-name="P4">}</text:p>
      <text:p text:style-name="P4"/>
      <text:p text:style-name="P4">// factorial.js</text:p>
      <text:p text:style-name="P4"/>
      <text:p text:style-name="P5">.pragma library</text:p>
      <text:p text:style-name="P4"/>
      <text:p text:style-name="P4">var factorialCount = 0;</text:p>
      <text:p text:style-name="P4"/>
      <text:p text:style-name="P4">function factorial(a) {</text:p>
      <text:p text:style-name="P4"><text:soft-page-break/><text:s text:c="4"/>a = parseInt(a);</text:p>
      <text:p text:style-name="P4"><text:s text:c="4"/>if (a &gt; 0)</text:p>
      <text:p text:style-name="P4"><text:s text:c="8"/>return a * factorial(a - 1);</text:p>
      <text:p text:style-name="P4"><text:s text:c="4"/>factorialCount += 1;</text:p>
      <text:p text:style-name="P4"><text:s text:c="4"/>return 1;</text:p>
      <text:p text:style-name="P4">}</text:p>
      <text:p text:style-name="P4"/>
      <text:p text:style-name="P4">function factorialCallCount() {</text:p>
      <text:p text:style-name="P4"><text:s text:c="4"/>return factorialCount;</text:p>
      <text:p text:style-name="P4">}</text:p>
      <text:p text:style-name="P1">使用WorkerScript这个QML类型——</text:p>
      <text:p text:style-name="P4">// MyWorkerScript.qml</text:p>
      <text:p text:style-name="P4"/>
      <text:p text:style-name="P4">import QtQuick 2.0</text:p>
      <text:p text:style-name="P4"/>
      <text:p text:style-name="P4">Rectangle {</text:p>
      <text:p text:style-name="P4"><text:s text:c="4"/>width: 300; height: 300</text:p>
      <text:p text:style-name="P4"/>
      <text:p text:style-name="P4"><text:s text:c="4"/>Text {</text:p>
      <text:p text:style-name="P4"><text:s text:c="8"/>id: myText</text:p>
      <text:p text:style-name="P4"><text:s text:c="8"/>text: 'Click anywhere'</text:p>
      <text:p text:style-name="P4"><text:s text:c="4"/>}</text:p>
      <text:p text:style-name="P4"/>
      <text:p text:style-name="P4"><text:s text:c="4"/><text:span text:style-name="T1">WorkerScript {</text:span></text:p>
      <text:p text:style-name="P5"><text:s text:c="8"/>id: myWorker</text:p>
      <text:p text:style-name="P5"><text:s text:c="8"/>source: "worker_script.js"</text:p>
      <text:p text:style-name="P5"><text:s text:c="8"/>onMessage: myText.text = messageObject.reply</text:p>
      <text:p text:style-name="P5"><text:s text:c="4"/>}</text:p>
      <text:p text:style-name="P4"/>
      <text:p text:style-name="P4"><text:s text:c="4"/>MouseArea {</text:p>
      <text:p text:style-name="P4"><text:s text:c="8"/>anchors.fill: parent</text:p>
      <text:p text:style-name="P4"><text:s text:c="8"/>onClicked: myWorker.sendMessage({ 'x': mouse.x, 'y': mouse.y })</text:p>
      <text:p text:style-name="P4"><text:s text:c="4"/>}</text:p>
      <text:p text:style-name="P4">}</text:p>
      <text:p text:style-name="P4"/>
      <text:p text:style-name="P4">// worker_script.js</text:p>
      <text:p text:style-name="P4"/>
      <text:p text:style-name="P4">WorkerScript.onMessage = function(message) {</text:p>
      <text:p text:style-name="P4"><text:s text:c="4"/>WorkerScript.sendMessage({ 'reply': 'Mouse is at ' + message.x + ',' + <text:tab/><text:tab/><text:soft-page-break/><text:tab/>message.y })</text:p>
      <text:p text:style-name="P4">}</text:p>
      <text:p text:style-name="P1">3 、导入JS文件</text:p>
      <text:p text:style-name="P1">在JS文件中导入另一个JS文件——</text:p>
      <text:p text:style-name="P4">.import “filename.js” as Qualifier</text:p>
      <text:p text:style-name="P1">在J<text:span text:style-name="T3">S文件中</text:span>导入QML模块——</text:p>
      <text:p text:style-name="P4">.import TypeNamespace MajorVersion.MinorVersion as Qualifier</text:p>
      <text:p text:style-name="P1">在JS文件中使用Qt.include()来导入另一个JS文件——</text:p>
      <text:p text:style-name="P4">// Including.qml</text:p>
      <text:p text:style-name="P4"/>
      <text:p text:style-name="P4">import QtQuick 2.0</text:p>
      <text:p text:style-name="P4">import "script2.js" as MyScript</text:p>
      <text:p text:style-name="P4"/>
      <text:p text:style-name="P4">Item {</text:p>
      <text:p text:style-name="P4"><text:s text:c="4"/>width: 360; height: 360</text:p>
      <text:p text:style-name="P4"/>
      <text:p text:style-name="P4"><text:s text:c="4"/>MouseArea {</text:p>
      <text:p text:style-name="P4"><text:s text:c="8"/>anchors.fill: parent</text:p>
      <text:p text:style-name="P4"><text:s text:c="8"/>onClicked: {</text:p>
      <text:p text:style-name="P4"><text:s text:c="12"/>MyScript.showCalculations(10)</text:p>
      <text:p text:style-name="P4"><text:s text:c="12"/>console.log("Call factorial() from QML:", MyScript.factorial(10))</text:p>
      <text:p text:style-name="P4"><text:s text:c="8"/>}</text:p>
      <text:p text:style-name="P4"><text:s text:c="4"/>}</text:p>
      <text:p text:style-name="P4">}</text:p>
      <text:p text:style-name="P4"/>
      <text:p text:style-name="P4">// script2.js</text:p>
      <text:p text:style-name="P4"/>
      <text:p text:style-name="P5">Qt.include("factorial2.js")</text:p>
      <text:p text:style-name="P4"/>
      <text:p text:style-name="P4">function showCalculations(value) {</text:p>
      <text:p text:style-name="P4"><text:s text:c="4"/>console.log("Call factorial() from script2.js:", factorial(value));</text:p>
      <text:p text:style-name="P4">}</text:p>
      <text:p text:style-name="P4"/>
      <text:p text:style-name="P4">// factorial2.js</text:p>
      <text:p text:style-name="P4"/>
      <text:p text:style-name="P4">function factorial(a) {</text:p>
      <text:p text:style-name="P4"><text:s text:c="4"/>a = parseInt(a);</text:p>
      <text:p text:style-name="P4"><text:s text:c="4"/>if (a &lt;= 0)</text:p>
      <text:p text:style-name="P4"><text:s text:c="8"/>return 1;</text:p>
      <text:p text:style-name="P4"><text:soft-page-break/><text:s text:c="4"/>else</text:p>
      <text:p text:style-name="P4"><text:s text:c="8"/>return a * factorial(a - 1);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9-22T11:38:26</meta:creation-date>
    <dc:date>2014-12-23T17:40:31</dc:date>
    <dc:creator>hanjunjie </dc:creator>
    <meta:editing-duration>PT8H53M31S</meta:editing-duration>
    <meta:editing-cycles>151</meta:editing-cycles>
    <meta:generator>LibreOffice/4.0.2.2$Linux_X86_64 LibreOffice_project/400m0$Build-2</meta:generator>
    <meta:document-statistic meta:table-count="0" meta:image-count="0" meta:object-count="0" meta:page-count="8" meta:paragraph-count="213" meta:word-count="819" meta:character-count="4615" meta:non-whitespace-character-count="3618"/>
  </office:meta>
</office:document-meta>
</file>